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variant="normal" fo:text-transform="none" fo:color="#000000" style:text-line-through-style="none" style:text-line-through-type="none" style:font-name="Arial" fo:font-size="11pt" fo:font-style="normal" style:text-underline-style="none" fo:font-weight="bold" officeooo:rsid="0018f9d7" officeooo:paragraph-rsid="0018f9d7" style:text-blinking="false" fo:background-color="transparent"/>
    </style:style>
    <style:style style:name="P2" style:family="paragraph" style:parent-style-name="Text_20_body">
      <style:text-properties officeooo:rsid="0018f9d7" officeooo:paragraph-rsid="0018f9d7"/>
    </style:style>
    <style:style style:name="P3" style:family="paragraph" style:parent-style-name="Text_20_body">
      <style:text-properties officeooo:rsid="001ba8da" officeooo:paragraph-rsid="001ba8da"/>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style>
    <style:style style:name="P6" style:family="paragraph" style:parent-style-name="Preformatted_20_Text">
      <style:text-properties officeooo:rsid="0018f9d7" officeooo:paragraph-rsid="0018f9d7"/>
    </style:style>
    <style:style style:name="T1"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4" style:family="text">
      <style:text-properties fo:font-style="normal" officeooo:rsid="0019f529" style:font-style-asian="normal" style:font-style-complex="normal"/>
    </style:style>
    <style:style style:name="T5" style:family="text">
      <style:text-properties fo:font-style="italic" officeooo:rsid="0019f529" style:font-style-asian="italic" style:font-style-complex="italic"/>
    </style:style>
    <style:style style:name="T6" style:family="text">
      <style:text-properties officeooo:rsid="0019f529"/>
    </style:style>
    <style:style style:name="T7" style:family="text">
      <style:text-properties officeooo:rsid="001c3a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6c5a8b3e-141d-9c67-34aa-271800936de7"/>Introduction</text:p>
      <text:p text:style-name="Text_20_body"/>
      <text:p text:style-name="P2">Het genieten van een goede opleiding is voor velen va<text:span text:style-name="T6">n </text:span>groot belang. Voor het vinden van de opleiding met de hoogste kwaliteit kijkt men vaak naar de status van de universiteit waar deze aangeboden wordt. <text:span text:style-name="T6">Er zijn echter veel aspecten waarop een universiteit in kwaliteir beoordeeld kan worden, en het is mogelijk dat niet alles een directe invloed heeft op het niveau van de opleidingen die een instituut aanbiedt. In dit onderzoek zal gekeken worden naar de invloed van de scores van verscheidene aspecten op de uiteindelijke </text:span><text:span text:style-name="T5">ranking </text:span><text:span text:style-name="T4">van een universiteit. Deze scores zijn</text:span><text:span text:style-name="T6"> verkregen van de Times Higher Education World University Rankings (REFERENTIE), van de jaren 2016, 2017 en 2018. De vraag is of er specifieke factoren zijn die een sterke invloed uitoefenen op de uiteindelijke kwaliteit van een universiteit. Door middel van diepgaande data-analyse zal er vanuit de verkregen scores naar mogelijke verbanden worden gezocht, om deze uiteindelijk grafisch duidelijk weer te geven, zodat de resultaten leesbaar zijn, ongeacht de educatieve achtergrond van de lezer. HYPOTHESE. VERWACHTINGEN.</text:span></text:p>
      <text:p text:style-name="P2"/>
      <text:p text:style-name="P3">Methode</text:p>
      <text:p text:style-name="P3"/>
      <text:p text:style-name="P3">De data die gebruikt is in dit onderzoek is verkregen van de website <text:s/><text:span text:style-name="T6">van de Times Higher Education World University Rankings (REFERENTIE</text:span>). Op deze website staat voor elk jaar vanaf 201<text:span text:style-name="T7">1</text:span> een ranglijst met ‘s werelds top <text:span text:style-name="T7">universiteiten. Voor dit onderzoek is er alleen gekeken naar de scores van de jaren 2016, 2017 en 2018, om zo relevant mogelijke resultaten te kunnen geven. </text:span></text:p>
      <text:p text:style-name="P2"/>
      <text:p text:style-name="P2"/>
      <text:p text:style-name="P2"/>
      <text:p text:style-name="P2"/>
      <text:p text:style-name="P5"><text:span text:style-name="T1">We hebben gekozen voor het University Ranking dataset. Voor het eerste college begonnen we al de pagina’s te scrapen die we nodig zouden hebben. En hier liepen we al tegen mijn eerste probleem aan, het HTML-bestand zoals werd opgevraagd met de </text:span><text:span text:style-name="T2">requests</text:span><text:span text:style-name="T3"> </text:span><text:span text:style-name="T1">package van  Python had niet de benodigde tabel erin, de website laadde deze interactief op door middel van JavaScript of iets dergelijks. Hierdoor moesten we een webdriver gebruiken, deze webdriver zou de pagina openen, de door JavaScript gecreëerde tabel uitlezen en zo konden we door met de relevante data te scrapen. Door de tabel heen gaan was toen simpel, een paar for-loops maakte alle benodigde data opzoeken geen probleem.</text:span></text:p>
      <text:p text:style-name="Text_20_body"/>
      <text:p text:style-name="P4">Hierna besefte we ons dat er data misten in de tabel, veel waardes uit de kolom “overall score” en “percent international students” miste. Hierop hebben we gekozen om een machine learning algoritme op de missende data punten los te laten. Deze zou als training data 80% van de wel ingevulde datapunten nemen, en hiermee een zo goed mogelijke voorspelling maken voor alle <text:soft-page-break/>waardes die misten. Als testing data namen we de resterende 20%. Voor de kolommen “overall score” en ‘industry_score’ had de classifier het 98.9% en 50%, respectievelijk, van de tijd precies goed, wanneer het algoritme getest werd tegenover de training data. </text:p>
      <text:p text:style-name="Text_20_body"/>
      <text:p text:style-name="P4">Voor de kolom “female/male ratio” had de classifier, met een accuratie van maar 10-15%, moeite. Hierdoor kozen we om het gemiddelde te nemen van het land waar de universiteit met het missende ‘ female/male ratio’-datapunt zich in bevond.  Hierna miste alleen nog datapunten in de kolom “percent international students”. Hier vulden we de waarde 0 in voor alle missende datapunten, dit omdat we vermoeden dat een missend datapunt betekende dat er 0 buitenlandse studenten waren in het gegeven jaar.</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8T20:16:38.880056590</meta:creation-date>
    <dc:date>2018-06-18T20:51:15.825105938</dc:date>
    <meta:editing-duration>PT2M26S</meta:editing-duration>
    <meta:editing-cycles>1</meta:editing-cycles>
    <meta:document-statistic meta:table-count="0" meta:image-count="0" meta:object-count="0" meta:page-count="2" meta:paragraph-count="7" meta:word-count="526" meta:character-count="3302" meta:non-whitespace-character-count="2778"/>
    <meta:generator>LibreOffice/5.1.6.2$Linux_X86_64 LibreOffice_project/10m0$Build-2</meta:generator>
  </office:meta>
</office:document-meta>
</file>